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Neutre" style:data-style-name="N0">
      <style:table-cell-properties fo:background-color="#FFEB9C"/>
      <style:text-properties fo:color="#9C5700"/>
    </style:style>
    <style:style style:name="ce3" style:family="table-cell" style:parent-style-name="Insatisfaisant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344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distance(cm)</text:p>
          </table:table-cell>
          <table:table-cell office:value-type="string" table:style-name="ce2">
            <text:p>Delta d (cm)</text:p>
          </table:table-cell>
          <table:table-cell office:value-type="string" table:style-name="ce1">
            <text:p>tInit(s)</text:p>
          </table:table-cell>
          <table:table-cell office:value-type="string" table:style-name="ce3">
            <text:p>tFinal(s)</text:p>
          </table:table-cell>
          <table:table-cell office:value-type="string" table:style-name="ce2">
            <text:p>Delta t(s)</text:p>
          </table:table-cell>
          <table:table-cell office:value-type="string" table:style-name="ce1">
            <text:p>vitesse (cm/s)</text:p>
          </table:table-cell>
          <table:table-cell office:value-type="string" table:style-name="ce2">
            <text:p>Delta v(cm/s)</text:p>
          </table:table-cell>
          <table:table-cell office:value-type="string" table:style-name="ce1">
            <text:p>Accélération (cm/s²)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8" table:style-name="ce3">
            <text:p>1,88</text:p>
          </table:table-cell>
          <table:table-cell office:value-type="float" office:value="1.88" table:formula="of:=[.D2]-[.C2]" table:style-name="ce2">
            <text:p>1,88</text:p>
          </table:table-cell>
          <table:table-cell office:value-type="float" office:value="0" table:formula="of:=ROUND([.B2]/[.E2];2)" table:style-name="ce1">
            <text:p>0</text:p>
          </table:table-cell>
          <table:table-cell office:value-type="float" office:value="0" table:formula="of:=[.F2]" table:style-name="ce2">
            <text:p>0</text:p>
          </table:table-cell>
          <table:table-cell office:value-type="float" office:value="0" table:formula="of:=ROUND([.G2]/[.E2];2)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formula="of:=[.A3]-[.A2]" table:style-name="ce2">
            <text:p>26</text:p>
          </table:table-cell>
          <table:table-cell office:value-type="float" office:value="1.88" table:style-name="ce1">
            <text:p>1,88</text:p>
          </table:table-cell>
          <table:table-cell office:value-type="float" office:value="11.32" table:style-name="ce3">
            <text:p>11,32</text:p>
          </table:table-cell>
          <table:table-cell office:value-type="float" office:value="9.4400000000000013" table:formula="of:=[.D3]-[.C3]" table:style-name="ce2">
            <text:p>9,44</text:p>
          </table:table-cell>
          <table:table-cell office:value-type="float" office:value="2.75" table:formula="of:=ROUND([.B3]/[.E3];2)" table:style-name="ce1">
            <text:p>2,75</text:p>
          </table:table-cell>
          <table:table-cell office:value-type="float" office:value="2.75" table:formula="of:=[.F3]-[.F2]" table:style-name="ce2">
            <text:p>2,75</text:p>
          </table:table-cell>
          <table:table-cell office:value-type="float" office:value="0.28999999999999998" table:formula="of:=ROUND([.G3]/[.E3];2)" table:style-name="ce1">
            <text:p>0,29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04" table:formula="of:=[.A4]-[.A3]" table:style-name="ce2">
            <text:p>104</text:p>
          </table:table-cell>
          <table:table-cell office:value-type="float" office:value="11.32" table:style-name="ce1">
            <text:p>11,32</text:p>
          </table:table-cell>
          <table:table-cell office:value-type="float" office:value="24.09" table:style-name="ce3">
            <text:p>24,09</text:p>
          </table:table-cell>
          <table:table-cell office:value-type="float" office:value="12.77" table:formula="of:=[.D4]-[.C4]" table:style-name="ce2">
            <text:p>12,77</text:p>
          </table:table-cell>
          <table:table-cell office:value-type="float" office:value="8.14" table:formula="of:=ROUND([.B4]/[.E4];2)" table:style-name="ce1">
            <text:p>8,14</text:p>
          </table:table-cell>
          <table:table-cell office:value-type="float" office:value="5.3900000000000006" table:formula="of:=[.F4]-[.F3]" table:style-name="ce2">
            <text:p>5,39</text:p>
          </table:table-cell>
          <table:table-cell office:value-type="float" office:value="0.42" table:formula="of:=ROUND([.G4]/[.E4];2)" table:style-name="ce1">
            <text:p>0,42</text:p>
          </table:table-cell>
          <table:table-cell table:number-columns-repeated="16376"/>
        </table:table-row>
        <table:table-row table:style-name="ro1">
          <table:table-cell office:value-type="float" office:value="67.599999999999994" table:style-name="ce1">
            <text:p>67,6</text:p>
          </table:table-cell>
          <table:table-cell office:value-type="float" office:value="-62.400000000000006" table:formula="of:=[.A5]-[.A4]" table:style-name="ce2">
            <text:p>-62,4</text:p>
          </table:table-cell>
          <table:table-cell office:value-type="float" office:value="24.09" table:style-name="ce1">
            <text:p>24,09</text:p>
          </table:table-cell>
          <table:table-cell office:value-type="float" office:value="33.18" table:style-name="ce3">
            <text:p>33,18</text:p>
          </table:table-cell>
          <table:table-cell office:value-type="float" office:value="9.09" table:formula="of:=[.D5]-[.C5]" table:style-name="ce2">
            <text:p>9,09</text:p>
          </table:table-cell>
          <table:table-cell office:value-type="float" office:value="-6.86" table:formula="of:=ROUND([.B5]/[.E5];2)" table:style-name="ce1">
            <text:p>-6,86</text:p>
          </table:table-cell>
          <table:table-cell office:value-type="float" office:value="-15" table:formula="of:=[.F5]-[.F4]" table:style-name="ce2">
            <text:p>-15</text:p>
          </table:table-cell>
          <table:table-cell office:value-type="float" office:value="-1.65" table:formula="of:=ROUND([.G5]/[.E5];2)" table:style-name="ce1">
            <text:p>-1,65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1">
            <text:p><text:s/>event sur port série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1" svg:x="0.00833in" svg:y="0.00833in" svg:width="9.36667in" svg:height="6.66667in" style:rel-width="scale" style:rel-height="scale">
              <draw:object-ole draw:class-id="00021A15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Michael MOSER</meta:initial-creator>
    <dc:creator>Michael MOSER</dc:creator>
    <meta:creation-date>2024-02-07T07:08:37Z</meta:creation-date>
    <dc:date>2024-02-07T13:06:00Z</dc:date>
  </office:meta>
</office:document-meta>
</file>